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ra" svg:font-family="Lora, Palatino, Times, 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53a6" officeooo:paragraph-rsid="000653a6"/>
    </style:style>
    <style:style style:name="P2" style:family="paragraph" style:parent-style-name="Standard">
      <style:text-properties style:font-name="Liberation Serif" fo:font-weight="bold" officeooo:rsid="000653a6" officeooo:paragraph-rsid="000653a6" style:font-weight-asian="bold" style:font-weight-complex="bold"/>
    </style:style>
    <style:style style:name="P3" style:family="paragraph" style:parent-style-name="Standard">
      <style:text-properties style:font-name="Liberation Serif" fo:font-weight="bold" officeooo:rsid="0006f61d" officeooo:paragraph-rsid="0006f61d" style:font-weight-asian="bold" style:font-weight-complex="bold"/>
    </style:style>
    <style:style style:name="P4" style:family="paragraph" style:parent-style-name="Standard">
      <style:text-properties style:font-name="Liberation Serif" fo:font-weight="bold" officeooo:rsid="00085481" officeooo:paragraph-rsid="00085481" style:font-weight-asian="bold" style:font-weight-complex="bold"/>
    </style:style>
    <style:style style:name="T1" style:family="text">
      <style:text-properties fo:font-variant="normal" fo:text-transform="none" fo:color="#222222" style:font-name="Lora" fo:font-size="12.75pt" fo:letter-spacing="normal" fo:font-style="normal"/>
    </style:style>
    <style:style style:name="T2" style:family="text">
      <style:text-properties fo:font-variant="normal" fo:text-transform="none" fo:color="#222222" style:font-name="Lora" fo:font-size="12.75pt" fo:letter-spacing="normal" fo:font-style="normal" fo:font-weight="normal"/>
    </style:style>
    <style:style style:name="T3" style:family="text">
      <style:text-properties fo:font-variant="normal" fo:text-transform="none" fo:color="#222222" style:font-name="Lora" fo:font-size="12.7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22222" style:font-name="Lora" fo:font-size="12.75pt" fo:letter-spacing="normal" fo:font-style="italic" fo:font-weight="normal"/>
    </style:style>
    <style:style style:name="T5" style:family="text">
      <style:text-properties fo:font-variant="normal" fo:text-transform="none" fo:color="#222222" fo:letter-spacing="normal"/>
    </style:style>
    <style:style style:name="T6" style:family="text">
      <style:text-properties fo:font-variant="normal" fo:text-transform="none" fo:color="#222222" fo:font-size="12.75pt" fo:letter-spacing="normal" fo:font-style="normal"/>
    </style:style>
    <style:style style:name="T7" style:family="text">
      <style:text-properties fo:font-variant="normal" fo:text-transform="none" fo:color="#222222" fo:font-size="12.75pt" fo:letter-spacing="normal" fo:font-style="normal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Catfish genome</text:span> - <text:a xlink:type="simple" xlink:href="https://www.nature.com/articles/ncomms11757#additional-information" text:style-name="Internet_20_link" text:visited-style-name="Visited_20_Internet_20_Link">https://www.nature.com/articles/ncomms11757#additional-information</text:a></text:p>
      <text:p text:style-name="P1"><text:span text:style-name="T2">Liu, Z. </text:span><text:span text:style-name="T4">et al</text:span><text:span text:style-name="T2">. The channel catfish genome sequence provides insights into the evolution of scale formation in teleosts. </text:span><text:span text:style-name="T4">Nat. Commun.</text:span><text:span text:style-name="T5"> </text:span><text:span text:style-name="T2">7:11757 doi: 10.1038/ncomms11757 (2016).</text:span></text:p>
      <text:p text:style-name="P1"><text:span text:style-name="T2"/></text:p>
      <text:p text:style-name="P2"><text:span text:style-name="T6">trout - </text:span><text:a xlink:type="simple" xlink:href="https://www.ncbi.nlm.nih.gov/bioproject/245304" text:style-name="Internet_20_link" text:visited-style-name="Visited_20_Internet_20_Link"><text:span text:style-name="T7">https://www.ncbi.nlm.nih.gov/bioproject/245304</text:span></text:a></text:p>
      <text:p text:style-name="P2"><text:span text:style-name="T7"/></text:p>
      <text:p text:style-name="P3"><text:span text:style-name="T6">Killifish - </text:span><text:a xlink:type="simple" xlink:href="http://nfingb.leibniz-fli.de/" text:style-name="Internet_20_link" text:visited-style-name="Visited_20_Internet_20_Link"><text:span text:style-name="T7">http://nfingb.leibniz-fli.de/</text:span></text:a></text:p>
      <text:p text:style-name="P3"><text:span text:style-name="T7"/></text:p>
      <text:p text:style-name="P4"><text:span text:style-name="T6">Info in hummingbird - </text:span><text:span text:style-name="T7">https://www.desertmuseum.org/kids/oz/long-fact-sheets/Anna%27s%20Hummer.ph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ra" svg:font-family="Lora, Palatino, Times, 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3:37:34.964112732</meta:creation-date>
    <meta:generator>LibreOffice/5.1.6.2$Linux_X86_64 LibreOffice_project/10m0$Build-2</meta:generator>
    <dc:date>2017-09-19T17:05:48.879307478</dc:date>
    <meta:editing-duration>PT2H44M54S</meta:editing-duration>
    <meta:editing-cycles>1</meta:editing-cycles>
    <meta:document-statistic meta:table-count="0" meta:image-count="0" meta:object-count="0" meta:page-count="1" meta:paragraph-count="5" meta:word-count="40" meta:character-count="448" meta:non-whitespace-character-count="413"/>
  </office:meta>
</office:document-meta>
</file>